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157e1f"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57e1f" officeooo:paragraph-rsid="0046cdd7" style:font-size-asian="15pt" style:language-asian="zxx" style:country-asian="none" style:font-size-complex="15pt" style:language-complex="zxx" style:country-complex="none"/>
    </style:style>
    <style:style style:name="P3" style:family="paragraph" style:parent-style-name="Standard">
      <style:paragraph-properties fo:text-align="justify" style:justify-single-word="false"/>
      <style:text-properties style:font-name="Traveling _Typewriter" fo:font-size="15pt" fo:language="fr" fo:country="FR" officeooo:rsid="00157e1f" officeooo:paragraph-rsid="00643983" style:font-size-asian="15pt" style:language-asian="zxx" style:country-asian="none" style:font-size-complex="15pt" style:language-complex="zxx" style:country-complex="none"/>
    </style:style>
    <style:style style:name="P4" style:family="paragraph" style:parent-style-name="Standard">
      <style:paragraph-properties fo:text-align="justify" style:justify-single-word="false"/>
      <style:text-properties style:font-name="Traveling _Typewriter" fo:font-size="15pt" fo:language="fr" fo:country="FR" officeooo:rsid="00161b45" officeooo:paragraph-rsid="00161b45" style:font-size-asian="15pt" style:language-asian="zxx" style:country-asian="none" style:font-size-complex="15pt" style:language-complex="zxx" style:country-complex="none"/>
    </style:style>
    <style:style style:name="P5" style:family="paragraph" style:parent-style-name="Standard">
      <style:paragraph-properties fo:text-align="justify" style:justify-single-word="false"/>
      <style:text-properties style:font-name="Traveling _Typewriter" fo:font-size="15pt" fo:language="fr" fo:country="FR" officeooo:rsid="005c6f93" officeooo:paragraph-rsid="00652faf" style:font-size-asian="15pt" style:language-asian="zxx" style:country-asian="none" style:font-size-complex="15pt" style:language-complex="zxx" style:country-complex="none"/>
    </style:style>
    <style:style style:name="P6" style:family="paragraph" style:parent-style-name="Standard">
      <style:paragraph-properties fo:text-align="justify" style:justify-single-word="false"/>
      <style:text-properties style:font-name="Traveling _Typewriter" fo:font-size="15pt" fo:language="fr" fo:country="FR" officeooo:rsid="005c6f93" officeooo:paragraph-rsid="00672010" style:font-size-asian="15pt" style:language-asian="zxx" style:country-asian="none" style:font-size-complex="15pt" style:language-complex="zxx" style:country-complex="none"/>
    </style:style>
    <style:style style:name="T1" style:family="text">
      <style:text-properties officeooo:rsid="00183c0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61b45" style:font-weight-asian="bold" style:font-weight-complex="bold"/>
    </style:style>
    <style:style style:name="T4" style:family="text">
      <style:text-properties officeooo:rsid="004d1432"/>
    </style:style>
    <style:style style:name="T5" style:family="text">
      <style:text-properties officeooo:rsid="004d546a"/>
    </style:style>
    <style:style style:name="T6" style:family="text">
      <style:text-properties officeooo:rsid="004e383a"/>
    </style:style>
    <style:style style:name="T7" style:family="text">
      <style:text-properties officeooo:rsid="00500ab6"/>
    </style:style>
    <style:style style:name="T8" style:family="text">
      <style:text-properties officeooo:rsid="00514a24"/>
    </style:style>
    <style:style style:name="T9" style:family="text">
      <style:text-properties officeooo:rsid="0059cefb"/>
    </style:style>
    <style:style style:name="T10" style:family="text">
      <style:text-properties officeooo:rsid="005c6f93"/>
    </style:style>
    <style:style style:name="T11" style:family="text">
      <style:text-properties style:font-name="Segoe UI" officeooo:rsid="005c6f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om :</text:span> <text:span text:style-name="T4">Dyk-Luzk</text:span></text:p>
      <text:p text:style-name="P1"/>
      <text:p text:style-name="P1"><text:span text:style-name="T2">Age :</text:span> <text:span text:style-name="T5">604 ans</text:span></text:p>
      <text:p text:style-name="P1"/>
      <text:p text:style-name="P1"><text:span text:style-name="T2">Sexe :</text:span> <text:span text:style-name="T1">Mâle</text:span></text:p>
      <text:p text:style-name="P1"/>
      <text:p text:style-name="P1"><text:span text:style-name="T2">Origine :</text:span> <text:span text:style-name="T5">Union des Républiques Socialistes Soviétiques</text:span></text:p>
      <text:p text:style-name="P1"/>
      <text:p text:style-name="P1"><text:span text:style-name="T2">Métier :</text:span> <text:span text:style-name="T6">Marabout, chef d’État</text:span></text:p>
      <text:p text:style-name="P1"/>
      <text:p text:style-name="P2"><text:span text:style-name="T3">Caractéristique</text:span><text:span text:style-name="T2"> physique :</text:span> <text:span text:style-name="T8">Dyk-Luzk a comme tous les yamazuppetiens un corps noir couvert de fourrure verte, à l’exception de son visage, de ses pieds et de ses mains. Il a une touffe de cheveux lui arrivant aux épaules, et dans ses orbites brille une flamme bleue. Son masque yamazuppetien représente un dragon. <text:tab/>Dyk-Luzk est très grand et surtout très fin. Ses jambes sont couvertes d’un alliage de cuir et de bois, vêtement traditionnel des yamazuppetiens, et ses bottes se terminent en spirales pointues. Il porte un short fait avec les mêmes matériaux, mais arborant une liasse de feuille de saule-homondd (un arbre de la région). Son plastron d’écorce est surmonté d’épaulettes et d’un tour de cou. Dyk-Luzk porte également une grande cape marron à l’extérieur et verte à l’intérieur, attachée à son bras gauche par une corde. Enfin, Dyk-Luzk possède les Galdurekis, des gants en forme de tête de dragon lui permettant de décupler ses pouvoirs.</text:span></text:p>
      <text:p text:style-name="P1"/>
      <text:p text:style-name="P1"><text:span text:style-name="T2">Tempérament :</text:span> <text:span text:style-name="T9">Dyk-Luzk est un personnage très sérieux. Il a cependant beaucoup d’humour et n’hésite pas à prendre du bon temps, mais traitera tous les problèmes en prenant le moins de risques possible. Il aime jouer avec les enfants et déteste le combat. Il surveille régulièrement la sécurité de son peuple, bien qu’il fut assez peu efficace dans le passé.</text:span></text:p>
      <text:p text:style-name="P1"/>
      <text:p text:style-name="P3"><text:span text:style-name="T2">Biographie :</text:span> <text:span text:style-name="T10">Dyk-Luzk a traversé les </text:span><text:span text:style-name="T11">Â</text:span><text:span text:style-name="T10">ges. Fils adoptif de </text:span><text:soft-page-break/><text:span text:style-name="T10">Zerlock, il reçut de lui sa longévité et une partie de ses pouvoirs. </text:span></text:p>
      <text:p text:style-name="P5"><text:tab/>Lorsque l’humanité s’effondra, il fit partie des rescapés et vécu sur Terre encore plusieurs centaines d’années. Comme le reste de terriens, il muta physiquement, mais la puissance de Zerlock en lui lui donna petit à petit un métabolisme similaire. </text:p>
      <text:p text:style-name="P5"><text:tab/>Quand Dyk-Luzk eut 275 ans, Zerlock kidnappa la moitié des terriens, dont lui, pour les emmener sur Wôzorfôz. </text:p>
      <text:p text:style-name="P5"><text:tab/>Ayant appris à vivre dans des jungles denses, ils s’installèrent tous dans la forêt de Yamazuppet. Les yamazuppetiens oublièrent leurs origines au fil des générations, et Dyk-Luzk fut considéré comme leur chef, car ses pouvoirs immenses leur permettaient d’être protégés. </text:p>
      <text:p text:style-name="P5"><text:tab/>Dyk-Luzk tenta d’élever son peuple en leur apprenant entre autre à utiliser la magie, mais rien n’y fit et les sapio-peukfois évoluèrent bien plus vite. Zerlock tenta plusieurs fois de reprendre contact avec Dyk-Luzk, mais celui-ci refusait toujours de lui adresser la parole. </text:p>
      <text:p text:style-name="P5"><text:tab/>Durant les siècles qui suivirent, il tenta de s’allier diplomatiquement avec les autres civilisations. Malheureusement Goléaire et Nekarr-Kkaby ne furent pas très intéressés. Il finit par s’allier avec Stimissy, sous le règne de Sraëlblétih. Finalement, cette alliance lui valut de se faire attaquer par Volkobil, tuant la moitié des yamazuppetiens. </text:p>
      <text:p text:style-name="P5"><text:tab/>Dans le même temps, Zerlock tenta de le piéger en invoquant trois entités entourant l’habitat de Dyk-Luzk. Il réussit à se débarrasser des trois en en enfermant deux dans une temple qu’il fit construire dans les marais, et il scella le dernier sous terre. Dyk-Luzk ne put donc s’occuper de la destruction de son territoire. Il finit cependant par signer un traité de paix avec Ekniuplast. </text:p>
      <text:p text:style-name="P6"><text:tab/>Peu après, Dyk-Luzk eu 536 ans, et Zerlock attaqua Peukfoo. Dyk-Luzk tenta d’en profiter pour l’assassiner, mais Zerlock s’enfuit avant qu’il en eu le temps. Il retourna alors gouverner son peuple, et eu son dernier <text:soft-page-break/>enfant, Zorkk, à 591 ans. </text:p>
      <text:p text:style-name="P6"><text:tab/>Un jour où il vérifiait que les créatures invoquées par Zerlock étaient toujours enfermées, son fils accompagné de Katelo et ses amis lui apprit le risque du retour de Zerlock. Dyk-Luzk rentra rapidement, mais il tomba dans un piège de Zerlock, qui avait fait brûler son village. Il tenta de sauver ses citoyens, mais il prit feu et mourut à 604 ans. Il eut le temps de sauver Tozyref dans son dernier souffle, et céda ses Galdurekis à Zorkk.</text:p>
      <text:p text:style-name="P1"/>
      <text:p text:style-name="P4"><text:span text:style-name="T2">Liens familiaux :</text:span> <text:span text:style-name="T7">Dyk-Luzk n’a pas de souvenirs de ses parents biologiques, il a été élevé par Zerlock. Il a eu énormément d’enfants avec de multiples femmes tout au long de sa vie. Zorkk est l’un d’entre e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3M38S</meta:editing-duration>
    <meta:editing-cycles>73</meta:editing-cycles>
    <meta:generator>LibreOffice/6.0.6.2$Windows_X86_64 LibreOffice_project/0c292870b25a325b5ed35f6b45599d2ea4458e77</meta:generator>
    <dc:date>2019-03-09T00:52:49.962000000</dc:date>
    <meta:document-statistic meta:table-count="0" meta:image-count="0" meta:object-count="0" meta:page-count="3" meta:paragraph-count="17" meta:word-count="674" meta:character-count="4106" meta:non-whitespace-character-count="3432"/>
    <meta:user-defined meta:name="Info 1"/>
    <meta:user-defined meta:name="Info 2"/>
    <meta:user-defined meta:name="Info 3"/>
    <meta:user-defined meta:name="Info 4"/>
  </office:meta>
</office:document-meta>
</file>